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Preformatted_20_Text">
      <style:paragraph-properties fo:margin-top="0cm" fo:margin-bottom="0.499cm" loext:contextual-spacing="false"/>
    </style:style>
    <style:style style:name="P5" style:family="paragraph" style:parent-style-name="Table_20_Contents">
      <style:text-properties fo:background-color="#fff200"/>
    </style:style>
    <style:style style:name="P6" style:family="paragraph" style:parent-style-name="Table_20_Contents">
      <style:text-properties fo:background-color="transparent"/>
    </style:style>
    <style:style style:name="P7" style:family="paragraph" style:parent-style-name="Table_20_Contents">
      <style:text-properties officeooo:paragraph-rsid="00091ca1"/>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9">
      <style:paragraph-properties fo:margin-top="0cm" fo:margin-bottom="0cm" loext:contextual-spacing="false"/>
    </style:style>
    <style:style style:name="P19" style:family="paragraph" style:parent-style-name="Text_20_body">
      <style:paragraph-properties fo:margin-left="0cm" fo:margin-right="0cm" fo:margin-top="0cm" fo:margin-bottom="0cm" loext:contextual-spacing="false" fo:text-indent="0cm" style:auto-text-indent="false"/>
    </style:style>
    <style:style style:name="T1" style:family="text">
      <style:text-properties fo:color="#0000ff"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Scriptless Page Object Design Pattern – Part 1</text:h>
      <text:p text:style-name="P1">May 7, 2018 <text:a xlink:type="simple" xlink:href="http://www.testautomationguru.com/selenium-webdriver-scriptless-page-object-design-pattern-part-1/#comments" text:style-name="Internet_20_link" text:visited-style-name="Visited_20_Internet_20_Link">4 comments</text:a> Article </text:p>
      <text:section text:style-name="Sect1" text:name="quads-ad1">
        <text:p text:style-name="P2"><text:bookmark text:name="aswift_0_anchor"/><text:bookmark text:name="aswift_0_expand"/><text:a xlink:type="simple" xlink:href="http://www.testautomationguru.com/selenium-webdriver-scriptless-page-object-design-pattern-part-1/#comment-9834" text:style-name="Internet_20_link" text:visited-style-name="Visited_20_Internet_20_Link">http://www.testautomationguru.com/selenium-webdriver-scriptless-page-object-design-pattern-part-1/#comment-9834</text:a></text:p>
        <text:p text:style-name="P2"/>
      </text:section>
      <text:h text:style-name="Heading_20_2" text:outline-level="2"><text:span text:style-name="Strong_20_Emphasis">Overview:</text:span></text:h>
      <text:p text:style-name="Text_20_body">One of the applications I had automated had some unique functionality! The application helped the users to connect with different service providers! Users would be entering their preference in the application. The application would show list of service providers. Users could pick one from them and and fill out a specific form for the service provider to get the better service.</text:p>
      <text:p text:style-name="Text_20_body">To understand this better, assume an application like Dice.com where you search for list of openings based on your preferences in Dice which is Dice specific application fucntionality. Then when you try to apply for a job from the search results, you might have to provide some additional information in a company specific form which has posted the ad.</text:p>
      <text:h text:style-name="Heading_20_2" text:outline-level="2"><text:span text:style-name="Strong_20_Emphasis">Challenges:</text:span></text:h>
      <text:p text:style-name="Text_20_body">I had to automate one application like Dice in which the service providers forms are very complex. To imagine, there are forms in which we have more than 1000 elements! Yes it is Thousand! 100 dropdowns, 200 radio buttons, 300 text boxes etc. All these forms are not created at run time. They are created whenever a new service provider is added into our application. A new form is created for the provider as per the provider’s request. All the elements in the forms would have unique id/names. There would NOT be any relationship among the forms from different providers.  So, no reuse!</text:p>
      <text:p text:style-name="Text_20_body">Definitely I can not create page object with <text:span text:style-name="Strong_20_Emphasis">FindBy</text:span> for 1000 elements and corresponding methods for filling out the form. I also can not spend too much time on automating the forms. I was looking for some approach which would save me a lot of time.</text:p>
      <text:h text:style-name="Heading_20_2" text:outline-level="2"><text:span text:style-name="Strong_20_Emphasis">Sample Application:</text:span></text:h>
      <text:p text:style-name="Text_20_body">As usual, to give you an idea, We are going to consider <text:a xlink:type="simple" xlink:href="https://form.jotform.com/81665408084158" office:target-frame-name="_blank" xlink:show="new" text:style-name="Internet_20_link" text:visited-style-name="Visited_20_Internet_20_Link"><text:span text:style-name="T1">this form</text:span></text:a>. Real form would be having a lot more elements than this.</text:p>
      <text:p text:style-name="Text_20_body"/>
      <text:p text:style-name="Text_20_body">Here the service provider is a doctor who seeks for patients medical history to give the patient better service. This is the page for which we need to come up with page object for filling out the form.</text:p>
      <text:h text:style-name="Heading_20_2" text:outline-level="2"><text:soft-page-break/><text:span text:style-name="Strong_20_Emphasis">JSON Page Object Model:</text:span></text:h>
      <text:p text:style-name="Text_20_body">In our scriptless framework approach, we would be creating page object in JSON format. We would be maintaining a separate JSON for each and every form/page. The Page object would be more or less as it is shown here for a page.</text:p>
      <text:p text:style-name="Preformatted_20_Text"><text:span text:style-name="Source_20_Text">{</text:span></text:p>
      <text:p text:style-name="Preformatted_20_Text"/>
      <text:p text:style-name="Preformatted_20_Text"><text:span text:style-name="Source_20_Text"><text:s text:c="4"/>"element1-name":"value1",</text:span></text:p>
      <text:p text:style-name="Preformatted_20_Text"><text:span text:style-name="Source_20_Text"><text:s text:c="4"/>"element2-name":"value2",</text:span></text:p>
      <text:p text:style-name="Preformatted_20_Text"><text:span text:style-name="Source_20_Text"><text:s text:c="4"/>"element3-name":"value3",</text:span></text:p>
      <text:p text:style-name="Preformatted_20_Text"><text:span text:style-name="Source_20_Text"><text:s text:c="4"/>...</text:span></text:p>
      <text:p text:style-name="Preformatted_20_Text"/>
      <text:p text:style-name="Preformatted_20_Text"><text:span text:style-name="Source_20_Text">}</text:span></text:p>
      <text:p text:style-name="P4">Copy</text:p>
      <text:p text:style-name="Text_20_body">We would be following the below process for each and every page for which you want the Page object to be in JSON format. To achieve that we would be injecting few scripts in the chrome console.</text:p>
      <text:list xml:id="list4074869533" text:style-name="L1">
        <text:list-item>
          <text:p text:style-name="P8">Launch the form manually. [ Fill the form manually with appropriate inputs as it is shown here. It is not really required. We would NOT want our page object to have hard coded data. But we do this exercise now to get an idea to see how it works ] </text:p>
        </text:list-item>
      </text:list>
      <text:p text:style-name="Text_20_body"/>
      <text:p text:style-name="Text_20_body"> </text:p>
      <text:list xml:id="list3190349315" text:style-name="L2">
        <text:list-item>
          <text:p text:style-name="P9">Launch chrome console and inject JQuery as it is shown here. </text:p>
        </text:list-item>
      </text:list>
      <text:p text:style-name="Preformatted_20_Text"><text:span text:style-name="Source_20_Text">var jq = document.createElement('script');</text:span></text:p>
      <text:p text:style-name="Preformatted_20_Text"><text:span text:style-name="Source_20_Text">jq.src = "//code.jquery.com/jquery-3.2.1.min.js";</text:span></text:p>
      <text:p text:style-name="Preformatted_20_Text"><text:span text:style-name="Source_20_Text">document.getElementsByTagName('head')[0].appendChild(jq);</text:span></text:p>
      <text:p text:style-name="P4">Copy</text:p>
      <text:p text:style-name="Text_20_body"> </text:p>
      <text:p text:style-name="Text_20_body"/>
      <text:list xml:id="list3243920563" text:style-name="L3">
        <text:list-item>
          <text:p text:style-name="P10">Lets create an alias for JQuery. Run this command in the chrome console. </text:p>
        </text:list-item>
      </text:list>
      <text:p text:style-name="P4"><text:span text:style-name="Source_20_Text">var $j = jQuery.noConflict();</text:span></text:p>
      <text:list xml:id="list2628536737" text:style-name="L4">
        <text:list-item>
          <text:p text:style-name="P11">Run this below command in the chrome console which is used to extract the current input. </text:p>
        </text:list-item>
      </text:list>
      <text:p text:style-name="Preformatted_20_Text"><text:span text:style-name="Source_20_Text">var eles = {};</text:span></text:p>
      <text:p text:style-name="Preformatted_20_Text"><text:span text:style-name="Source_20_Text">var eleMap = {</text:span></text:p>
      <text:p text:style-name="Preformatted_20_Text"/>
      <text:p text:style-name="Preformatted_20_Text"><text:span text:style-name="Source_20_Text"><text:s text:c="4"/>'INPUT#checkbox': function(ele){</text:span></text:p>
      <text:p text:style-name="Preformatted_20_Text"><text:span text:style-name="Source_20_Text"><text:s text:c="8"/>eles[ele.name] = eles[ele.name] || [];</text:span></text:p>
      <text:p text:style-name="Preformatted_20_Text"><text:span text:style-name="Source_20_Text"><text:s text:c="8"/>if($j(ele).is(':checked')){</text:span></text:p>
      <text:p text:style-name="Preformatted_20_Text"><text:span text:style-name="Source_20_Text"><text:s text:c="12"/>eles[ele.name].push(ele.value); </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INPUT#radio': function(ele){</text:span></text:p>
      <text:p text:style-name="Preformatted_20_Text"><text:span text:style-name="Source_20_Text"><text:s text:c="8"/>if($j(ele).is(':checked')){</text:span></text:p>
      <text:p text:style-name="Preformatted_20_Text"><text:soft-page-break/><text:span text:style-name="Source_20_Text"><text:s text:c="12"/>eles[ele.name] = ele.value;</text:span></text:p>
      <text:p text:style-name="Preformatted_20_Text"><text:span text:style-name="Source_20_Text"><text:s text:c="8"/>}</text:span></text:p>
      <text:p text:style-name="Preformatted_20_Text"><text:span text:style-name="Source_20_Text"><text:s text:c="4"/>}, <text:s text:c="3"/></text:span></text:p>
      <text:p text:style-name="Preformatted_20_Text"><text:span text:style-name="Source_20_Text"><text:s text:c="4"/></text:span></text:p>
      <text:p text:style-name="Preformatted_20_Text"><text:span text:style-name="Source_20_Text"><text:s text:c="4"/>'INPUT#text': function(ele){</text:span></text:p>
      <text:p text:style-name="Preformatted_20_Text"><text:span text:style-name="Source_20_Text"><text:s text:c="8"/>eles[ele.name] = ele.value;</text:span></text:p>
      <text:p text:style-name="Preformatted_20_Text"><text:span text:style-name="Source_20_Text"><text:s text:c="4"/>},</text:span></text:p>
      <text:p text:style-name="Preformatted_20_Text"/>
      <text:p text:style-name="Preformatted_20_Text"><text:span text:style-name="Source_20_Text"><text:s text:c="4"/>'SELECT#': function(ele){</text:span></text:p>
      <text:p text:style-name="Preformatted_20_Text"><text:span text:style-name="Source_20_Text"><text:s text:c="8"/>eles[ele.name] = ele.value;</text:span></text:p>
      <text:p text:style-name="Preformatted_20_Text"><text:span text:style-name="Source_20_Text"><text:s text:c="4"/>}</text:span></text:p>
      <text:p text:style-name="Preformatted_20_Text"/>
      <text:p text:style-name="Preformatted_20_Text"><text:span text:style-name="Source_20_Text">}</text:span></text:p>
      <text:p text:style-name="P4">Copy</text:p>
      <text:list xml:id="list1686780516" text:style-name="L5">
        <text:list-item>
          <text:p text:style-name="P12">Then run the below command in the chrome console which is responsible for creating the page object. </text:p>
        </text:list-item>
      </text:list>
      <text:p text:style-name="Preformatted_20_Text"><text:span text:style-name="Source_20_Text">var pageObjectModel = function(root){</text:span></text:p>
      <text:p text:style-name="Preformatted_20_Text"><text:span text:style-name="Source_20_Text"><text:s text:c="4"/>$j(root).find('input, select, textarea').filter(':enabled:visible:not([readonly])').each(function(){</text:span></text:p>
      <text:p text:style-name="Preformatted_20_Text"><text:span text:style-name="Source_20_Text"><text:s text:c="12"/>let eleName = this.name;</text:span></text:p>
      <text:p text:style-name="Preformatted_20_Text"><text:span text:style-name="Source_20_Text"><text:s text:c="12"/>let key = this.tagName + "#" + (this.getAttribute('type') || '');</text:span></text:p>
      <text:p text:style-name="Preformatted_20_Text"><text:span text:style-name="Source_20_Text"><text:s text:c="12"/>var func = eleMap[key] || eleMap['INPUT#text'];</text:span></text:p>
      <text:p text:style-name="Preformatted_20_Text"><text:span text:style-name="Source_20_Text"><text:s text:c="12"/>func(this);</text:span></text:p>
      <text:p text:style-name="Preformatted_20_Text"><text:span text:style-name="Source_20_Text"><text:s text:c="4"/>});</text:span></text:p>
      <text:p text:style-name="Preformatted_20_Text"><text:span text:style-name="Source_20_Text"><text:s text:c="4"/>console.log(JSON.stringify(eles, null, 4));</text:span></text:p>
      <text:p text:style-name="Preformatted_20_Text"><text:span text:style-name="Source_20_Text">}</text:span></text:p>
      <text:p text:style-name="P4">Copy</text:p>
      <text:list xml:id="list1369508069" text:style-name="L6">
        <text:list-item>
          <text:p text:style-name="P13">Now chrome console is ready to create page object. We need to give the root element under which it has to find all the elements and create a page object. In our case, it is main document. So I run the below command to get the JSON object model. </text:p>
        </text:list-item>
      </text:list>
      <text:p text:style-name="Preformatted_20_Text"><text:span text:style-name="Source_20_Text">pageObjectModel(document)</text:span></text:p>
      <text:p text:style-name="P4">Copy</text:p>
      <text:p text:style-name="Text_20_body"/>
      <text:list xml:id="list1663077930" text:style-name="L7">
        <text:list-item>
          <text:p text:style-name="P17">That’s it. Our Page object for a complex form is ready within few seconds with all the inputs we had entered! You do not have to inject these scripts one by one. You could inject all of them at once. </text:p>
        </text:list-item>
        <text:list-item>
          <text:p text:style-name="P14">Copy the JSON output from the console and save it in a file. You could remove any fields from the JSON file which you do not want to include in automation. </text:p>
        </text:list-item>
      </text:list>
      <text:p text:style-name="Preformatted_20_Text"><text:span text:style-name="Source_20_Text">{</text:span></text:p>
      <text:p text:style-name="Preformatted_20_Text"><text:span text:style-name="Source_20_Text"><text:s text:c="2"/>"q71_patientGender":"Male",</text:span></text:p>
      <text:p text:style-name="Preformatted_20_Text"><text:span text:style-name="Source_20_Text"><text:s text:c="2"/>"q45_patientName[first]":"test",</text:span></text:p>
      <text:p text:style-name="Preformatted_20_Text"><text:span text:style-name="Source_20_Text"><text:s text:c="2"/>"q45_patientName[last]":"automation",</text:span></text:p>
      <text:p text:style-name="Preformatted_20_Text"><text:span text:style-name="Source_20_Text"><text:s text:c="2"/>"q46_patientBirth[month]":"January",</text:span></text:p>
      <text:p text:style-name="Preformatted_20_Text"><text:span text:style-name="Source_20_Text"><text:s text:c="2"/>"q46_patientBirth[day]":"6",</text:span></text:p>
      <text:p text:style-name="Preformatted_20_Text"><text:span text:style-name="Source_20_Text"><text:s text:c="2"/>"q46_patientBirth[year]":"1960",</text:span></text:p>
      <text:p text:style-name="Preformatted_20_Text"><text:span text:style-name="Source_20_Text"><text:s text:c="2"/>"q72_patientHeight72":"178",</text:span></text:p>
      <text:p text:style-name="Preformatted_20_Text"><text:span text:style-name="Source_20_Text"><text:s text:c="2"/>"q73_patientWeight73":"72",</text:span></text:p>
      <text:p text:style-name="Preformatted_20_Text"><text:span text:style-name="Source_20_Text"><text:s text:c="2"/>"q74_patientEmail":"test@gmail.com",</text:span></text:p>
      <text:p text:style-name="Preformatted_20_Text"><text:span text:style-name="Source_20_Text"><text:s text:c="2"/>"q50_reasonFor50":"general check up",</text:span></text:p>
      <text:p text:style-name="Preformatted_20_Text"><text:soft-page-break/><text:span text:style-name="Source_20_Text"><text:s text:c="2"/>"q51_pleaseList":"none",</text:span></text:p>
      <text:p text:style-name="Preformatted_20_Text"><text:span text:style-name="Source_20_Text"><text:s text:c="2"/>"q52_haveYou52[]":[</text:span></text:p>
      <text:p text:style-name="Preformatted_20_Text"><text:span text:style-name="Source_20_Text"><text:s text:c="4"/>"Anemia",</text:span></text:p>
      <text:p text:style-name="Preformatted_20_Text"><text:span text:style-name="Source_20_Text"><text:s text:c="4"/>"Asthma",</text:span></text:p>
      <text:p text:style-name="Preformatted_20_Text"><text:span text:style-name="Source_20_Text"><text:s text:c="4"/>"Arthritis",</text:span></text:p>
      <text:p text:style-name="Preformatted_20_Text"><text:span text:style-name="Source_20_Text"><text:s text:c="4"/>"Diabetes",</text:span></text:p>
      <text:p text:style-name="Preformatted_20_Text"><text:span text:style-name="Source_20_Text"><text:s text:c="4"/>"Emotional Disorder"</text:span></text:p>
      <text:p text:style-name="Preformatted_20_Text"><text:span text:style-name="Source_20_Text"><text:s text:c="2"/>],</text:span></text:p>
      <text:p text:style-name="Preformatted_20_Text"><text:span text:style-name="Source_20_Text"><text:s text:c="2"/>"q55_otherIllnesses":"none",</text:span></text:p>
      <text:p text:style-name="Preformatted_20_Text"><text:span text:style-name="Source_20_Text"><text:s text:c="2"/>"q69_pleaseList69":"none",</text:span></text:p>
      <text:p text:style-name="Preformatted_20_Text"><text:span text:style-name="Source_20_Text"><text:s text:c="2"/>"q68_pleaseList68":"none",</text:span></text:p>
      <text:p text:style-name="Preformatted_20_Text"><text:span text:style-name="Source_20_Text"><text:s text:c="2"/>"q80_exercise":"1-2 days",</text:span></text:p>
      <text:p text:style-name="Preformatted_20_Text"><text:span text:style-name="Source_20_Text"><text:s text:c="2"/>"q81_eatingFollowing":"I have a loose diet",</text:span></text:p>
      <text:p text:style-name="Preformatted_20_Text"><text:span text:style-name="Source_20_Text"><text:s text:c="2"/>"q76_alcoholConsumption":"I don't drink",</text:span></text:p>
      <text:p text:style-name="Preformatted_20_Text"><text:span text:style-name="Source_20_Text"><text:s text:c="2"/>"q77_caffeineConsumption77":"1-2 cups/day",</text:span></text:p>
      <text:p text:style-name="Preformatted_20_Text"><text:span text:style-name="Source_20_Text"><text:s text:c="2"/>"q78_doYou":"No",</text:span></text:p>
      <text:p text:style-name="Preformatted_20_Text"><text:span text:style-name="Source_20_Text"><text:s text:c="2"/>"q17_includeOther":"none"</text:span></text:p>
      <text:p text:style-name="Preformatted_20_Text"><text:span text:style-name="Source_20_Text">}</text:span></text:p>
      <text:p text:style-name="P4">Copy</text:p>
      <text:p text:style-name="Text_20_body"> </text:p>
      <text:h text:style-name="Heading_20_2" text:outline-level="2"><text:span text:style-name="Strong_20_Emphasis">Application Independence:</text:span></text:h>
      <text:p text:style-name="Text_20_body">The above approach is NOT application dependent. I can use the same approach for a completely different application. I still get the Page Object in the console as shown here. So you should be able to use for your application as well.</text:p>
      <text:p text:style-name="Text_20_body"/>
      <text:p text:style-name="Text_20_body"> </text:p>
      <text:h text:style-name="Heading_20_2" text:outline-level="2"><text:span text:style-name="Strong_20_Emphasis">Summary:</text:span></text:h>
      <text:p text:style-name="Text_20_body">As you see, by injecting few scripts, we extract all the fields on a page or under specific element, we create a map of field names and values. This approach would be very useful in creating a page object for very complex page which contains hundreds of elements.</text:p>
      <text:p text:style-name="Text_20_body">If you are still wondering – What am I supposed to do with this JSON? – No worries. I would explain that in the next article. Please continue reading – <text:a xlink:type="simple" xlink:href="http://www.testautomationguru.com/selenium-webdriver-scriptless-page-object-design-pattern-part-2/" office:target-frame-name="_blank" xlink:show="new" text:style-name="Internet_20_link" text:visited-style-name="Visited_20_Internet_20_Link"><text:span text:style-name="Strong_20_Emphasis"><text:span text:style-name="T1">Part 2</text:span></text:span></text:a>.</text:p>
      <text:p text:style-name="Text_20_body"> </text:p>
      <text:p text:style-name="Text_20_body">Happy Testing &amp; Subscribe ??</text:p>
      <text:p text:style-name="Text_20_body"> </text:p>
      <text:section text:style-name="Sect1" text:name="huge-it-share-buttons-top">
        <text:h text:style-name="Heading_20_3" text:outline-level="3">Share This:</text:h>
        <text:list xml:id="list1349217212" text:style-name="L8">
          <text:list-item>
            <text:p text:style-name="P15"><text:bookmark text:name="backforunical3101"/></text:p>
          </text:list-item>
        </text:list>
      </text:section>
      <text:section text:style-name="Sect1" text:name="quads-ad3">
        <text:p text:style-name="P3"><text:bookmark text:name="aswift_1_anchor"/><text:bookmark text:name="aswift_1_expand"/></text:p>
      </text:section>
      <text:p text:style-name="Text_20_body"><text:span text:style-name="Strong_20_Emphasis">Categories: </text:span><text:a xlink:type="simple" xlink:href="http://www.testautomationguru.com/category/uncategorized/" text:style-name="Internet_20_link" text:visited-style-name="Visited_20_Internet_20_Link">Articles</text:a>, <text:a xlink:type="simple" xlink:href="http://www.testautomationguru.com/category/best-practices/" text:style-name="Internet_20_link" text:visited-style-name="Visited_20_Internet_20_Link">Best Practices</text:a>, <text:a xlink:type="simple" xlink:href="http://www.testautomationguru.com/category/design-pattern/" text:style-name="Internet_20_link" text:visited-style-name="Visited_20_Internet_20_Link">Design Pattern</text:a>, <text:a xlink:type="simple" xlink:href="http://www.testautomationguru.com/category/framework/" text:style-name="Internet_20_link" text:visited-style-name="Visited_20_Internet_20_Link">Framework</text:a>, <text:a xlink:type="simple" xlink:href="http://www.testautomationguru.com/category/page-object-design/" text:style-name="Internet_20_link" text:visited-style-name="Visited_20_Internet_20_Link">Page Object Design</text:a>, <text:a xlink:type="simple" xlink:href="http://www.testautomationguru.com/category/webdriver/" text:style-name="Internet_20_link" text:visited-style-name="Visited_20_Internet_20_Link">Selenium</text:a></text:p>
      <text:h text:style-name="Heading_20_3" text:outline-level="3"><text:soft-page-break/>4 comments</text:h>
      <text:list xml:id="list2375020113" text:style-name="L9">
        <text:list-item>
          <text:p text:style-name="P18"><text:bookmark text:name="grav-820d84bf0d43de1f234b7da808993f7c-0"/><text:bookmark text:name="li-comment-6747"/><text:s/></text:p>
          <text:p text:style-name="P16"><text:span text:style-name="Citation">Natarajan Krishnamurthy</text:span> <text:a xlink:type="simple" xlink:href="http://www.testautomationguru.com/selenium-webdriver-scriptless-page-object-design-pattern-part-1/#comment-6747" text:style-name="Internet_20_link" text:visited-style-name="Visited_20_Internet_20_Link">June 25, 2018 at 10:51 AM</text:a> - <text:a xlink:type="simple" xlink:href="http://www.testautomationguru.com/selenium-webdriver-scriptless-page-object-design-pattern-part-1/?replytocom=6747#respond" text:style-name="Internet_20_link" text:visited-style-name="Visited_20_Internet_20_Link">Reply</text:a> </text:p>
          <text:p text:style-name="P16">Hi,<text:line-break/>I was impressed with your blog post regarding scriptless automation. However, when I tried to inject those scripts in chrome console – I get an “undefined” error. Is there any setting that I should switch ON in chrome in order to allow the script to run without any problem?</text:p>
          <text:list>
            <text:list-item>
              <text:p text:style-name="P18"><text:bookmark text:name="grav-9cc9c77395f7b9bb693f7c53d625a605-0"/><text:bookmark text:name="li-comment-6752"/><text:s/></text:p>
              <text:p text:style-name="P16"><text:span text:style-name="Citation">vIns</text:span> <text:a xlink:type="simple" xlink:href="http://www.testautomationguru.com/selenium-webdriver-scriptless-page-object-design-pattern-part-1/#comment-6752" text:style-name="Internet_20_link" text:visited-style-name="Visited_20_Internet_20_Link">June 25, 2018 at 2:58 PM</text:a> - <text:a xlink:type="simple" xlink:href="http://www.testautomationguru.com/selenium-webdriver-scriptless-page-object-design-pattern-part-1/?replytocom=6752#respond" text:style-name="Internet_20_link" text:visited-style-name="Visited_20_Internet_20_Link">Reply</text:a> </text:p>
              <text:p text:style-name="P16">Can you show the error you had received by uploading screenshot somewhere?</text:p>
            </text:list-item>
          </text:list>
        </text:list-item>
        <text:list-item>
          <text:p text:style-name="P18"><text:bookmark text:name="grav-820d84bf0d43de1f234b7da808993f7c-1"/><text:bookmark text:name="li-comment-6867"/><text:s/></text:p>
          <text:p text:style-name="P16"><text:span text:style-name="Citation">Natarajan Krishnamurthy</text:span> <text:a xlink:type="simple" xlink:href="http://www.testautomationguru.com/selenium-webdriver-scriptless-page-object-design-pattern-part-1/#comment-6867" text:style-name="Internet_20_link" text:visited-style-name="Visited_20_Internet_20_Link">July 2, 2018 at 2:54 PM</text:a> - <text:a xlink:type="simple" xlink:href="http://www.testautomationguru.com/selenium-webdriver-scriptless-page-object-design-pattern-part-1/?replytocom=6867#respond" text:style-name="Internet_20_link" text:visited-style-name="Visited_20_Internet_20_Link">Reply</text:a> </text:p>
          <text:p text:style-name="P16">@Vinoth,<text:line-break/>Sorry it was my mistake and I was able to getting it working.<text:line-break/>Thanks<text:line-break/>Krish</text:p>
        </text:list-item>
        <text:list-item>
          <text:p text:style-name="P18"><text:bookmark text:name="grav-6e005237e0a2cc597fc5713bcd4c3eb5-0"/><text:bookmark text:name="li-comment-7149"/><text:s/></text:p>
          <text:p text:style-name="P16"><text:span text:style-name="Citation">DILEEP GUNTAMADUGU</text:span> <text:a xlink:type="simple" xlink:href="http://www.testautomationguru.com/selenium-webdriver-scriptless-page-object-design-pattern-part-1/#comment-7149" text:style-name="Internet_20_link" text:visited-style-name="Visited_20_Internet_20_Link">July 14, 2018 at 6:21 AM</text:a> - <text:a xlink:type="simple" xlink:href="http://www.testautomationguru.com/selenium-webdriver-scriptless-page-object-design-pattern-part-1/?replytocom=7149#respond" text:style-name="Internet_20_link" text:visited-style-name="Visited_20_Internet_20_Link">Reply</text:a> </text:p>
          <text:p text:style-name="P16">This is a very good Article Vinoth. How concisely you are integrating different aspects of available technologies to make the page object model for such huge pages a simpler task. Appreciate this solution.</text:p>
        </text:list-item>
      </text:list>
      <table:table table:name="Table1" table:style-name="Table1">
        <table:table-column table:style-name="Table1.A"/>
        <table:table-row>
          <table:table-cell table:style-name="Table1.A1" office:value-type="string">
            <text:p text:style-name="P5">var jq = document.createElement('script');</text:p>
            <text:p text:style-name="P5">jq.src = "//code.jquery.com/jquery-3.2.1.min.js";</text:p>
            <text:p text:style-name="P5">document.getElementsByTagName('head')[0].appendChild(jq);</text:p>
            <text:p text:style-name="Table_20_Contents">&lt;script src=​"/​/​code.jquery.com/​jquery-3.2.1.min.js"&gt;​&lt;/script&gt;​</text:p>
            <text:p text:style-name="Table_20_Contents">prototype.forms.js:280 Uncaught TypeError: Cannot read property 'length' of undefined</text:p>
            <text:p text:style-name="Table_20_Contents"><text:s text:c="4"/>at Function.hasClassName (prototype.forms.js:280)</text:p>
            <text:p text:style-name="Table_20_Contents"><text:s text:c="4"/>at addClassName (prototype.forms.js:280)</text:p>
            <text:p text:style-name="Table_20_Contents"><text:s text:c="4"/>at HTMLLIElement._methodized [as addClassName] (prototype.forms.js:60)</text:p>
            <text:p text:style-name="Table_20_Contents"><text:s text:c="4"/>at HTMLInputElement.&lt;anonymous&gt; (jotform.forms.js?3.3.8310:756)</text:p>
            <text:p text:style-name="Table_20_Contents"><text:s text:c="4"/>at HTMLInputElement.responder (prototype.forms.js:569)</text:p>
            <text:p text:style-name="Table_20_Contents">hasClassName @ prototype.forms.js:280</text:p>
            <text:p text:style-name="Table_20_Contents">addClassName @ prototype.forms.js:280</text:p>
            <text:p text:style-name="Table_20_Contents">_methodized @ prototype.forms.js:60</text:p>
            <text:p text:style-name="Table_20_Contents">(anonymous) @ jotform.forms.js?3.3.8310:756</text:p>
            <text:p text:style-name="Table_20_Contents">responder @ prototype.forms.js:569</text:p>
            <text:p text:style-name="Table_20_Contents">prototype.forms.js:281 Uncaught TypeError: Cannot read property 'replace' of undefined</text:p>
            <text:p text:style-name="Table_20_Contents"><text:s text:c="4"/>at removeClassName (prototype.forms.js:281)</text:p>
            <text:p text:style-name="Table_20_Contents"><text:s text:c="4"/>at HTMLLIElement._methodized [as removeClassName] (prototype.forms.js:60)</text:p>
            <text:p text:style-name="Table_20_Contents"><text:s text:c="4"/>at HTMLInputElement.&lt;anonymous&gt; (jotform.forms.js?3.3.8310:757)</text:p>
            <text:p text:style-name="Table_20_Contents"><text:s text:c="4"/>at HTMLInputElement.responder (prototype.forms.js:569)</text:p>
            <text:p text:style-name="Table_20_Contents"><text:soft-page-break/>removeClassName @ prototype.forms.js:281</text:p>
            <text:p text:style-name="Table_20_Contents">_methodized @ prototype.forms.js:60</text:p>
            <text:p text:style-name="Table_20_Contents">(anonymous) @ jotform.forms.js?3.3.8310:757</text:p>
            <text:p text:style-name="Table_20_Contents">responder @ prototype.forms.js:569</text:p>
            <text:p text:style-name="Table_20_Contents">prototype.forms.js:280 Uncaught TypeError: Cannot read property 'length' of undefined</text:p>
            <text:p text:style-name="Table_20_Contents"><text:s text:c="4"/>at Function.hasClassName (prototype.forms.js:280)</text:p>
            <text:p text:style-name="Table_20_Contents"><text:s text:c="4"/>at addClassName (prototype.forms.js:280)</text:p>
            <text:p text:style-name="Table_20_Contents"><text:s text:c="4"/>at HTMLLIElement._methodized [as addClassName] (prototype.forms.js:60)</text:p>
            <text:p text:style-name="Table_20_Contents"><text:s text:c="4"/>at HTMLInputElement.&lt;anonymous&gt; (jotform.forms.js?3.3.8310:756)</text:p>
            <text:p text:style-name="Table_20_Contents"><text:s text:c="4"/>at HTMLInputElement.responder (prototype.forms.js:569)</text:p>
            <text:p text:style-name="Table_20_Contents">hasClassName @ prototype.forms.js:280</text:p>
            <text:p text:style-name="Table_20_Contents">addClassName @ prototype.forms.js:280</text:p>
            <text:p text:style-name="Table_20_Contents">_methodized @ prototype.forms.js:60</text:p>
            <text:p text:style-name="Table_20_Contents">(anonymous) @ jotform.forms.js?3.3.8310:756</text:p>
            <text:p text:style-name="Table_20_Contents">responder @ prototype.forms.js:569</text:p>
            <text:p text:style-name="Table_20_Contents">jotform.forms.js?3.3.8310:998 TypeError: inputContainer.select is not a function</text:p>
            <text:p text:style-name="Table_20_Contents"><text:s text:c="4"/>at jotform.forms.js?3.3.8310:998</text:p>
            <text:p text:style-name="Table_20_Contents">prototype.forms.js:281 Uncaught TypeError: Cannot read property 'replace' of undefined</text:p>
            <text:p text:style-name="Table_20_Contents"><text:s text:c="4"/>at removeClassName (prototype.forms.js:281)</text:p>
            <text:p text:style-name="Table_20_Contents"><text:s text:c="4"/>at HTMLLIElement._methodized [as removeClassName] (prototype.forms.js:60)</text:p>
            <text:p text:style-name="Table_20_Contents"><text:s text:c="4"/>at HTMLInputElement.&lt;anonymous&gt; (jotform.forms.js?3.3.8310:757)</text:p>
            <text:p text:style-name="Table_20_Contents"><text:s text:c="4"/>at HTMLInputElement.responder (prototype.forms.js:569)</text:p>
            <text:p text:style-name="Table_20_Contents">removeClassName @ prototype.forms.js:281</text:p>
            <text:p text:style-name="Table_20_Contents">_methodized @ prototype.forms.js:60</text:p>
            <text:p text:style-name="Table_20_Contents">(anonymous) @ jotform.forms.js?3.3.8310:757</text:p>
            <text:p text:style-name="Table_20_Contents">responder @ prototype.forms.js:569</text:p>
            <text:p text:style-name="Table_20_Contents">prototype.forms.js:280 Uncaught TypeError: Cannot read property 'length' of undefined</text:p>
            <text:p text:style-name="Table_20_Contents"><text:s text:c="4"/>at Function.hasClassName (prototype.forms.js:280)</text:p>
            <text:p text:style-name="Table_20_Contents"><text:s text:c="4"/>at addClassName (prototype.forms.js:280)</text:p>
            <text:p text:style-name="Table_20_Contents"><text:s text:c="4"/>at HTMLLIElement._methodized [as addClassName] (prototype.forms.js:60)</text:p>
            <text:p text:style-name="Table_20_Contents"><text:s text:c="4"/>at HTMLInputElement.&lt;anonymous&gt; (jotform.forms.js?3.3.8310:756)</text:p>
            <text:p text:style-name="Table_20_Contents"><text:s text:c="4"/>at HTMLInputElement.responder (prototype.forms.js:569)</text:p>
            <text:p text:style-name="Table_20_Contents">hasClassName @ prototype.forms.js:280</text:p>
            <text:p text:style-name="Table_20_Contents">addClassName @ prototype.forms.js:280</text:p>
            <text:p text:style-name="Table_20_Contents">_methodized @ prototype.forms.js:60</text:p>
            <text:p text:style-name="Table_20_Contents">(anonymous) @ jotform.forms.js?3.3.8310:756</text:p>
            <text:p text:style-name="Table_20_Contents">responder @ prototype.forms.js:569</text:p>
            <text:p text:style-name="Table_20_Contents">prototype.forms.js:281 Uncaught TypeError: Cannot read property 'replace' of undefined</text:p>
            <text:p text:style-name="Table_20_Contents"><text:s text:c="4"/>at removeClassName (prototype.forms.js:281)</text:p>
            <text:p text:style-name="Table_20_Contents"><text:s text:c="4"/>at HTMLLIElement._methodized [as removeClassName] (prototype.forms.js:60)</text:p>
            <text:p text:style-name="Table_20_Contents"><text:s text:c="4"/>at HTMLInputElement.&lt;anonymous&gt; (jotform.forms.js?3.3.8310:757)</text:p>
            <text:p text:style-name="Table_20_Contents"><text:s text:c="4"/>at HTMLInputElement.responder (prototype.forms.js:569)</text:p>
            <text:p text:style-name="Table_20_Contents">removeClassName @ prototype.forms.js:281</text:p>
            <text:p text:style-name="Table_20_Contents">_methodized @ prototype.forms.js:60</text:p>
            <text:p text:style-name="Table_20_Contents">(anonymous) @ jotform.forms.js?3.3.8310:757</text:p>
            <text:p text:style-name="Table_20_Contents">responder @ prototype.forms.js:569</text:p>
            <text:p text:style-name="Table_20_Contents">prototype.forms.js:280 Uncaught TypeError: Cannot read property 'length' of undefined</text:p>
            <text:p text:style-name="Table_20_Contents"><text:s text:c="4"/>at Function.hasClassName (prototype.forms.js:280)</text:p>
            <text:p text:style-name="Table_20_Contents"><text:soft-page-break/><text:s text:c="4"/>at addClassName (prototype.forms.js:280)</text:p>
            <text:p text:style-name="Table_20_Contents"><text:s text:c="4"/>at HTMLLIElement._methodized [as addClassName] (prototype.forms.js:60)</text:p>
            <text:p text:style-name="Table_20_Contents"><text:s text:c="4"/>at HTMLInputElement.&lt;anonymous&gt; (jotform.forms.js?3.3.8310:756)</text:p>
            <text:p text:style-name="Table_20_Contents"><text:s text:c="4"/>at HTMLInputElement.responder (prototype.forms.js:569)</text:p>
            <text:p text:style-name="Table_20_Contents">hasClassName @ prototype.forms.js:280</text:p>
            <text:p text:style-name="Table_20_Contents">addClassName @ prototype.forms.js:280</text:p>
            <text:p text:style-name="Table_20_Contents">_methodized @ prototype.forms.js:60</text:p>
            <text:p text:style-name="Table_20_Contents">(anonymous) @ jotform.forms.js?3.3.8310:756</text:p>
            <text:p text:style-name="Table_20_Contents">responder @ prototype.forms.js:569</text:p>
            <text:p text:style-name="Table_20_Contents">prototype.forms.js:281 Uncaught TypeError: Cannot read property 'replace' of undefined</text:p>
            <text:p text:style-name="Table_20_Contents"><text:s text:c="4"/>at removeClassName (prototype.forms.js:281)</text:p>
            <text:p text:style-name="Table_20_Contents"><text:s text:c="4"/>at HTMLLIElement._methodized [as removeClassName] (prototype.forms.js:60)</text:p>
            <text:p text:style-name="Table_20_Contents"><text:s text:c="4"/>at HTMLInputElement.&lt;anonymous&gt; (jotform.forms.js?3.3.8310:757)</text:p>
            <text:p text:style-name="Table_20_Contents"><text:s text:c="4"/>at HTMLInputElement.responder (prototype.forms.js:569)</text:p>
            <text:p text:style-name="Table_20_Contents">removeClassName @ prototype.forms.js:281</text:p>
            <text:p text:style-name="Table_20_Contents">_methodized @ prototype.forms.js:60</text:p>
            <text:p text:style-name="Table_20_Contents">(anonymous) @ jotform.forms.js?3.3.8310:757</text:p>
            <text:p text:style-name="Table_20_Contents">responder @ prototype.forms.js:569</text:p>
            <text:p text:style-name="Table_20_Contents">prototype.forms.js:280 Uncaught TypeError: Cannot read property 'length' of undefined</text:p>
            <text:p text:style-name="Table_20_Contents"><text:s text:c="4"/>at Function.hasClassName (prototype.forms.js:280)</text:p>
            <text:p text:style-name="Table_20_Contents"><text:s text:c="4"/>at addClassName (prototype.forms.js:280)</text:p>
            <text:p text:style-name="Table_20_Contents"><text:s text:c="4"/>at HTMLLIElement._methodized [as addClassName] (prototype.forms.js:60)</text:p>
            <text:p text:style-name="Table_20_Contents"><text:s text:c="4"/>at HTMLInputElement.&lt;anonymous&gt; (jotform.forms.js?3.3.8310:756)</text:p>
            <text:p text:style-name="Table_20_Contents"><text:s text:c="4"/>at HTMLInputElement.responder (prototype.forms.js:569)</text:p>
            <text:p text:style-name="Table_20_Contents">hasClassName @ prototype.forms.js:280</text:p>
            <text:p text:style-name="Table_20_Contents">addClassName @ prototype.forms.js:280</text:p>
            <text:p text:style-name="Table_20_Contents">_methodized @ prototype.forms.js:60</text:p>
            <text:p text:style-name="Table_20_Contents">(anonymous) @ jotform.forms.js?3.3.8310:756</text:p>
            <text:p text:style-name="Table_20_Contents">responder @ prototype.forms.js:569</text:p>
            <text:p text:style-name="Table_20_Contents">prototype.forms.js:281 Uncaught TypeError: Cannot read property 'replace' of undefined</text:p>
            <text:p text:style-name="Table_20_Contents"><text:s text:c="4"/>at removeClassName (prototype.forms.js:281)</text:p>
            <text:p text:style-name="Table_20_Contents"><text:s text:c="4"/>at HTMLLIElement._methodized [as removeClassName] (prototype.forms.js:60)</text:p>
            <text:p text:style-name="Table_20_Contents"><text:s text:c="4"/>at HTMLInputElement.&lt;anonymous&gt; (jotform.forms.js?3.3.8310:757)</text:p>
            <text:p text:style-name="Table_20_Contents"><text:s text:c="4"/>at HTMLInputElement.responder (prototype.forms.js:569)</text:p>
            <text:p text:style-name="Table_20_Contents">removeClassName @ prototype.forms.js:281</text:p>
            <text:p text:style-name="Table_20_Contents">_methodized @ prototype.forms.js:60</text:p>
            <text:p text:style-name="Table_20_Contents">(anonymous) @ jotform.forms.js?3.3.8310:757</text:p>
            <text:p text:style-name="Table_20_Contents">responder @ prototype.forms.js:569</text:p>
            <text:p text:style-name="Table_20_Contents">prototype.forms.js:280 Uncaught TypeError: Cannot read property 'length' of undefined</text:p>
            <text:p text:style-name="Table_20_Contents"><text:s text:c="4"/>at Function.hasClassName (prototype.forms.js:280)</text:p>
            <text:p text:style-name="Table_20_Contents"><text:s text:c="4"/>at addClassName (prototype.forms.js:280)</text:p>
            <text:p text:style-name="Table_20_Contents"><text:s text:c="4"/>at HTMLLIElement._methodized [as addClassName] (prototype.forms.js:60)</text:p>
            <text:p text:style-name="Table_20_Contents"><text:s text:c="4"/>at HTMLInputElement.&lt;anonymous&gt; (jotform.forms.js?3.3.8310:756)</text:p>
            <text:p text:style-name="Table_20_Contents"><text:s text:c="4"/>at HTMLInputElement.responder (prototype.forms.js:569)</text:p>
            <text:p text:style-name="Table_20_Contents">hasClassName @ prototype.forms.js:280</text:p>
            <text:p text:style-name="Table_20_Contents">addClassName @ prototype.forms.js:280</text:p>
            <text:p text:style-name="Table_20_Contents">_methodized @ prototype.forms.js:60</text:p>
            <text:p text:style-name="Table_20_Contents">(anonymous) @ jotform.forms.js?3.3.8310:756</text:p>
            <text:p text:style-name="Table_20_Contents"><text:soft-page-break/>responder @ prototype.forms.js:569</text:p>
            <text:p text:style-name="Table_20_Contents">prototype.forms.js:281 Uncaught TypeError: Cannot read property 'replace' of undefined</text:p>
            <text:p text:style-name="Table_20_Contents"><text:s text:c="4"/>at removeClassName (prototype.forms.js:281)</text:p>
            <text:p text:style-name="Table_20_Contents"><text:s text:c="4"/>at HTMLLIElement._methodized [as removeClassName] (prototype.forms.js:60)</text:p>
            <text:p text:style-name="Table_20_Contents"><text:s text:c="4"/>at HTMLInputElement.&lt;anonymous&gt; (jotform.forms.js?3.3.8310:757)</text:p>
            <text:p text:style-name="Table_20_Contents"><text:s text:c="4"/>at HTMLInputElement.responder (prototype.forms.js:569)</text:p>
            <text:p text:style-name="Table_20_Contents">removeClassName @ prototype.forms.js:281</text:p>
            <text:p text:style-name="Table_20_Contents">_methodized @ prototype.forms.js:60</text:p>
            <text:p text:style-name="Table_20_Contents">(anonymous) @ jotform.forms.js?3.3.8310:757</text:p>
            <text:p text:style-name="Table_20_Contents">responder @ prototype.forms.js:569</text:p>
            <text:p text:style-name="P5">var $j = jQuery.noConflict();</text:p>
            <text:p text:style-name="P6">undefined</text:p>
            <text:p text:style-name="P5">var eles = {};</text:p>
            <text:p text:style-name="P5">var eleMap = {</text:p>
            <text:p text:style-name="P5"/>
            <text:p text:style-name="P5"><text:s text:c="4"/>'INPUT#checkbox': function(ele){</text:p>
            <text:p text:style-name="P5"><text:s text:c="8"/>eles[ele.name] = eles[ele.name] || [];</text:p>
            <text:p text:style-name="P5"><text:s text:c="8"/>if($j(ele).is(':checked')){</text:p>
            <text:p text:style-name="P5"><text:s text:c="12"/>eles[ele.name].push(ele.value); </text:p>
            <text:p text:style-name="P5"><text:s text:c="8"/>}</text:p>
            <text:p text:style-name="P5"><text:s text:c="4"/>},</text:p>
            <text:p text:style-name="P5"/>
            <text:p text:style-name="P5"><text:s text:c="4"/>'INPUT#radio': function(ele){</text:p>
            <text:p text:style-name="P5"><text:s text:c="8"/>if($j(ele).is(':checked')){</text:p>
            <text:p text:style-name="P5"><text:s text:c="12"/>eles[ele.name] = ele.value;</text:p>
            <text:p text:style-name="P5"><text:s text:c="8"/>}</text:p>
            <text:p text:style-name="P5"><text:s text:c="4"/>}, <text:s text:c="3"/></text:p>
            <text:p text:style-name="P5"><text:s text:c="4"/></text:p>
            <text:p text:style-name="P5"><text:s text:c="4"/>'INPUT#text': function(ele){</text:p>
            <text:p text:style-name="P5"><text:s text:c="8"/>eles[ele.name] = ele.value;</text:p>
            <text:p text:style-name="P5"><text:s text:c="4"/>},</text:p>
            <text:p text:style-name="P5"/>
            <text:p text:style-name="P5"><text:s text:c="4"/>'SELECT#': function(ele){</text:p>
            <text:p text:style-name="P5"><text:s text:c="8"/>eles[ele.name] = ele.value;</text:p>
            <text:p text:style-name="P5"><text:s text:c="4"/>}</text:p>
            <text:p text:style-name="P5"/>
            <text:p text:style-name="P5">}</text:p>
            <text:p text:style-name="Table_20_Contents">undefined</text:p>
            <text:p text:style-name="P5">var pageObjectModel = function(root){</text:p>
            <text:p text:style-name="P5"><text:s text:c="4"/>$j(root).find('input, select, textarea').filter(':enabled:visible:not([readonly])').each(function(){</text:p>
            <text:p text:style-name="P5"><text:s text:c="12"/>let eleName = this.name;</text:p>
            <text:p text:style-name="P5"><text:s text:c="12"/>let key = this.tagName + "#" + (this.getAttribute('type') || '');</text:p>
            <text:p text:style-name="P5"><text:s text:c="12"/>var func = eleMap[key] || eleMap['INPUT#text'];</text:p>
            <text:p text:style-name="P5"><text:s text:c="12"/>func(this);</text:p>
            <text:p text:style-name="P5"><text:s text:c="4"/>});</text:p>
            <text:p text:style-name="P5"><text:s text:c="4"/>console.log(JSON.stringify(eles, null, 4));</text:p>
            <text:p text:style-name="P5">}</text:p>
            <text:p text:style-name="Table_20_Contents">undefined</text:p>
            <text:p text:style-name="P5"><text:soft-page-break/>pageObjectModel(document)</text:p>
            <text:p text:style-name="P7">VM282:8 </text:p>
            <text:p text:style-name="P7">{</text:p>
            <text:p text:style-name="Table_20_Contents"><text:s text:c="4"/>"q71_patientGender": "Male",</text:p>
            <text:p text:style-name="Table_20_Contents"><text:s text:c="4"/>"q45_patientName[first]": "test",</text:p>
            <text:p text:style-name="Table_20_Contents"><text:s text:c="4"/>"q45_patientName[last]": "automation",</text:p>
            <text:p text:style-name="Table_20_Contents"><text:s text:c="4"/>"q46_patientBirth[month]": "January",</text:p>
            <text:p text:style-name="Table_20_Contents"><text:s text:c="4"/>"q46_patientBirth[day]": "6",</text:p>
            <text:p text:style-name="Table_20_Contents"><text:s text:c="4"/>"q46_patientBirth[year]": "1960",</text:p>
            <text:p text:style-name="Table_20_Contents"><text:s text:c="4"/>"q72_patientHeight72": "178",</text:p>
            <text:p text:style-name="Table_20_Contents"><text:s text:c="4"/>"q73_patientWeight73": "72",</text:p>
            <text:p text:style-name="Table_20_Contents"><text:s text:c="4"/>"q74_patientEmail": "test@gmail.com",</text:p>
            <text:p text:style-name="Table_20_Contents"><text:s text:c="4"/>"q50_reasonFor50": "general check up",</text:p>
            <text:p text:style-name="Table_20_Contents"><text:s text:c="4"/>"q51_pleaseList": "",</text:p>
            <text:p text:style-name="Table_20_Contents"><text:s text:c="4"/>"q52_haveYou52[]": [],</text:p>
            <text:p text:style-name="Table_20_Contents"><text:s text:c="4"/>"q55_otherIllnesses": "",</text:p>
            <text:p text:style-name="Table_20_Contents"><text:s text:c="4"/>"q69_pleaseList69": "",</text:p>
            <text:p text:style-name="Table_20_Contents"><text:s text:c="4"/>"q68_pleaseList68": "",</text:p>
            <text:p text:style-name="Table_20_Contents"><text:s text:c="4"/>"q80_exercise": "1-2 days",</text:p>
            <text:p text:style-name="Table_20_Contents"><text:s text:c="4"/>"q81_eatingFollowing": "I have a loose diet",</text:p>
            <text:p text:style-name="Table_20_Contents"><text:s text:c="4"/>"q76_alcoholConsumption": "I don't drink",</text:p>
            <text:p text:style-name="Table_20_Contents"><text:s text:c="4"/>"q77_caffeineConsumption77": "I don't use caffeine",</text:p>
            <text:p text:style-name="Table_20_Contents"><text:s text:c="4"/>"q17_includeOther": ""</text:p>
            <text:p text:style-name="Table_20_Contents">}</text:p>
            <text:p text:style-name="Table_20_Contents">undefin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0:38:39.593131939</meta:creation-date>
    <dc:date>2018-11-03T13:38:51.313347343</dc:date>
    <meta:editing-duration>PT1H19M6S</meta:editing-duration>
    <meta:editing-cycles>2</meta:editing-cycles>
    <meta:generator>LibreOffice/6.0.6.2$Linux_X86_64 LibreOffice_project/00m0$Build-2</meta:generator>
    <meta:document-statistic meta:table-count="1" meta:image-count="0" meta:object-count="0" meta:page-count="9" meta:paragraph-count="312" meta:word-count="1724" meta:character-count="15750" meta:non-whitespace-character-count="13518"/>
  </office:meta>
</office:document-meta>
</file>